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Header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nning Top Game Notes</text:p>
      <text:p text:style-name="Standard"/>
      <text:p text:style-name="Standard"/>
      <text:p text:style-name="Standard">I wanted to use the Magicavoxel software to make the pyramid but I'm too inexperienced with that software so I bought a asset pack that adds in a pyramid shape as well as many other useful shapes to Unity. I did originally think that I could do this all with the built in tools but I was wrong.</text:p>
      <text:p text:style-name="Standard"/>
      <text:p text:style-name="Standard"/>
      <text:p text:style-name="Standard">Now I need to figure out the pivot point and set it.</text:p>
      <text:p text:style-name="Standard"/>
      <text:p text:style-name="Standard">Then floor and Player colliders.</text:p>
      <text:p text:style-name="Standard"/>
      <text:p text:style-name="Standard">Then set up the first script to get it to move.</text:p>
      <text:p text:style-name="Standard"/>
      <text:p text:style-name="Standard">It now moves in a very mechanical way but not in a circular way, as if controlled by an analogue stick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037cm" fo:margin-bottom="1.9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tarted On 01/04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9-04-01T15:42:08.01</meta:creation-date>
    <dc:date>2019-04-01T18:05:21.02</dc:date>
    <dc:creator>Charlie Gracie</dc:creator>
    <meta:editing-duration>PT2H23M11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7" meta:word-count="114" meta:character-count="570"/>
  </office:meta>
</office:document-meta>
</file>